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1.302242875" calcext:value-type="float">
            <text:p>1,302242875</text:p>
          </table:table-cell>
          <table:table-cell office:value-type="float" office:value="0.5388134122" calcext:value-type="float">
            <text:p>0,5388134122</text:p>
          </table:table-cell>
          <table:table-cell office:value-type="float" office:value="0.003836680669" calcext:value-type="float">
            <text:p>0,0038366807</text:p>
          </table:table-cell>
          <table:table-cell office:value-type="float" office:value="0.0001894657034" calcext:value-type="float">
            <text:p>0,000189465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953" calcext:value-type="float">
            <text:p>32953</text:p>
          </table:table-cell>
          <table:table-cell office:value-type="float" office:value="1.20413959" calcext:value-type="float">
            <text:p>1,20413959</text:p>
          </table:table-cell>
          <table:table-cell office:value-type="float" office:value="0.5608481765" calcext:value-type="float">
            <text:p>0,5608481765</text:p>
          </table:table-cell>
          <table:table-cell office:value-type="float" office:value="0.001246261178" calcext:value-type="float">
            <text:p>0,0012462612</text:p>
          </table:table-cell>
          <table:table-cell office:value-type="float" office:value="0.00003115653089" calcext:value-type="float">
            <text:p>3,115653089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172" calcext:value-type="float">
            <text:p>33172</text:p>
          </table:table-cell>
          <table:table-cell office:value-type="float" office:value="1.317521453" calcext:value-type="float">
            <text:p>1,317521453</text:p>
          </table:table-cell>
          <table:table-cell office:value-type="float" office:value="0.5437256098" calcext:value-type="float">
            <text:p>0,5437256098</text:p>
          </table:table-cell>
          <table:table-cell office:value-type="float" office:value="0.001114257844" calcext:value-type="float">
            <text:p>0,0011142578</text:p>
          </table:table-cell>
          <table:table-cell office:value-type="float" office:value="0.00004642740896" calcext:value-type="float">
            <text:p>4,642740896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369" calcext:value-type="float">
            <text:p>33369</text:p>
          </table:table-cell>
          <table:table-cell office:value-type="float" office:value="1.221540689" calcext:value-type="float">
            <text:p>1,221540689</text:p>
          </table:table-cell>
          <table:table-cell office:value-type="float" office:value="0.5774435997" calcext:value-type="float">
            <text:p>0,5774435997</text:p>
          </table:table-cell>
          <table:table-cell office:value-type="float" office:value="0.0009537874721" calcext:value-type="float">
            <text:p>0,0009537875</text:p>
          </table:table-cell>
          <table:table-cell office:value-type="float" office:value="0.00004615100625" calcext:value-type="float">
            <text:p>0,00004615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523" calcext:value-type="float">
            <text:p>33523</text:p>
          </table:table-cell>
          <table:table-cell office:value-type="float" office:value="1.273053765" calcext:value-type="float">
            <text:p>1,273053765</text:p>
          </table:table-cell>
          <table:table-cell office:value-type="float" office:value="0.5693859458" calcext:value-type="float">
            <text:p>0,5693859458</text:p>
          </table:table-cell>
          <table:table-cell office:value-type="float" office:value="0.000842189067" calcext:value-type="float">
            <text:p>0,0008421891</text:p>
          </table:table-cell>
          <table:table-cell office:value-type="float" office:value="0.00004593758786" calcext:value-type="float">
            <text:p>4,593758786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729" calcext:value-type="float">
            <text:p>33729</text:p>
          </table:table-cell>
          <table:table-cell office:value-type="float" office:value="1.442332506" calcext:value-type="float">
            <text:p>1,442332506</text:p>
          </table:table-cell>
          <table:table-cell office:value-type="float" office:value="0.5170229673" calcext:value-type="float">
            <text:p>0,5170229673</text:p>
          </table:table-cell>
          <table:table-cell office:value-type="float" office:value="0.001141361427" calcext:value-type="float">
            <text:p>0,0011413614</text:p>
          </table:table-cell>
          <table:table-cell office:value-type="float" office:value="0.00009130890976" calcext:value-type="float">
            <text:p>9,130890976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948" calcext:value-type="float">
            <text:p>33948</text:p>
          </table:table-cell>
          <table:table-cell office:value-type="float" office:value="1.660362244" calcext:value-type="float">
            <text:p>1,660362244</text:p>
          </table:table-cell>
          <table:table-cell office:value-type="float" office:value="0.494843632" calcext:value-type="float">
            <text:p>0,494843632</text:p>
          </table:table-cell>
          <table:table-cell office:value-type="float" office:value="0.001133975456" calcext:value-type="float">
            <text:p>0,0011339755</text:p>
          </table:table-cell>
          <table:table-cell office:value-type="float" office:value="0.00009071803652" calcext:value-type="float">
            <text:p>0,00009071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4171" calcext:value-type="float">
            <text:p>34171</text:p>
          </table:table-cell>
          <table:table-cell office:value-type="float" office:value="1.146790028" calcext:value-type="float">
            <text:p>1,146790028</text:p>
          </table:table-cell>
          <table:table-cell office:value-type="float" office:value="0.5830057859" calcext:value-type="float">
            <text:p>0,5830057859</text:p>
          </table:table-cell>
          <table:table-cell office:value-type="float" office:value="0.0003454802209" calcext:value-type="float">
            <text:p>0,0003454802</text:p>
          </table:table-cell>
          <table:table-cell office:value-type="float" office:value="0.00001502087889" calcext:value-type="float">
            <text:p>1,502087889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233" calcext:value-type="float">
            <text:p>34233</text:p>
          </table:table-cell>
          <table:table-cell office:value-type="float" office:value="1.15440619" calcext:value-type="float">
            <text:p>1,15440619</text:p>
          </table:table-cell>
          <table:table-cell office:value-type="float" office:value="0.5890693665" calcext:value-type="float">
            <text:p>0,5890693665</text:p>
          </table:table-cell>
          <table:table-cell office:value-type="float" office:value="0.000329869712" calcext:value-type="float">
            <text:p>0,0003298697</text:p>
          </table:table-cell>
          <table:table-cell office:value-type="float" office:value="0.00002998815398" calcext:value-type="float">
            <text:p>2,998815398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4370" calcext:value-type="float">
            <text:p>34370</text:p>
          </table:table-cell>
          <table:table-cell office:value-type="float" office:value="1.411249757" calcext:value-type="float">
            <text:p>1,411249757</text:p>
          </table:table-cell>
          <table:table-cell office:value-type="float" office:value="0.5028637052" calcext:value-type="float">
            <text:p>0,5028637052</text:p>
          </table:table-cell>
          <table:table-cell office:value-type="float" office:value="0.0007317910786" calcext:value-type="float">
            <text:p>0,0007317911</text:p>
          </table:table-cell>
          <table:table-cell office:value-type="float" office:value="0.0001045415847" calcext:value-type="float">
            <text:p>0,0001045416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3133639097" calcext:value-type="float">
            <text:p>1,3133639097</text:p>
          </table:table-cell>
          <table:table-cell table:formula="of:=AVERAGE([.D2:.D11])" office:value-type="float" office:value="0.54770222009" calcext:value-type="float">
            <text:p>0,5477022201</text:p>
          </table:table-cell>
          <table:table-cell table:formula="of:=AVERAGE([.E2:.E11])" office:value-type="float" office:value="0.00116756541246" calcext:value-type="float">
            <text:p>0,0011675654</text:p>
          </table:table-cell>
          <table:table-cell table:formula="of:=AVERAGE([.F2:.F11])" office:value-type="float" office:value="0.000069071580121" calcext:value-type="float">
            <text:p>6,9071580121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8:40:11.333399826</dc:date>
    <meta:document-statistic meta:table-count="1" meta:cell-count="70" meta:object-count="0"/>
    <meta:generator>LibreOffice/4.1.4.2$Linux_X86_64 LibreOffice_project/410m0$Build-2</meta:generator>
  </office:meta>
</office:document-meta>
</file>